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number text:level="1" text:style-name="WW_CharLFO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fo:font-size="18pt" style:font-size-asian="18pt" style:text-underline-type="single" style:text-underline-style="solid" style:text-underline-width="auto" style:text-underline-mode="continuous"/>
    </style:style>
    <style:style style:name="T2" style:parent-style-name="Tipodeletrapredefinidodoparágrafo" style:family="text">
      <style:text-properties fo:font-weight="bold" style:font-weight-asian="bold" fo:font-size="18pt" style:font-size-asian="18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justify" fo:text-indent="-0.2958in"/>
      <style:text-properties fo:font-weight="bold" style:font-weight-asian="bold" fo:font-size="14pt" style:font-size-asian="14pt"/>
    </style:style>
    <style:style style:name="P4" style:parent-style-name="ParágrafodaLista" style:list-style-name="LFO1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ParágrafodaLista" style:list-style-name="LFO1" style:family="paragraph">
      <style:text-properties fo:font-size="14pt" style:font-size-asian="14pt" style:font-size-complex="14pt"/>
    </style:style>
    <style:style style:name="P7" style:parent-style-name="Normal" style:family="paragraph">
      <style:paragraph-properties fo:margin-left="0.4916in">
        <style:tab-stops/>
      </style:paragraph-properties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ParágrafodaLista" style:list-style-name="LFO1" style:family="paragraph">
      <style:text-properties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P11" style:parent-style-name="Normal" style:family="paragraph">
      <style:text-properties fo:font-size="14pt" style:font-size-asian="14pt" style:font-size-complex="14pt"/>
    </style:style>
    <style:style style:name="P12" style:parent-style-name="ParágrafodaLista" style:list-style-name="LFO1" style:family="paragraph">
      <style:text-properties fo:font-size="14pt" style:font-size-asian="14pt" style:font-size-complex="14pt"/>
    </style:style>
    <style:style style:name="P13" style:parent-style-name="Normal" style:family="paragraph">
      <style:text-properties fo:font-size="14pt" style:font-size-asian="14pt" style:font-size-complex="14pt"/>
    </style:style>
    <style:style style:name="P14" style:parent-style-name="ParágrafodaLista" style:list-style-name="LFO1" style:family="paragraph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ParágrafodaLista" style:list-style-name="LFO1" style:family="paragraph">
      <style:text-properties fo:font-size="14pt" style:font-size-asian="14pt" style:font-size-complex="14pt"/>
    </style:style>
    <style:style style:name="P17" style:parent-style-name="Normal" style:family="paragraph">
      <style:text-properties fo:font-size="14pt" style:font-size-asian="14pt" style:font-size-complex="14pt"/>
    </style:style>
    <style:style style:name="P18" style:parent-style-name="ParágrafodaLista" style:list-style-name="LFO1" style:family="paragraph">
      <style:text-properties fo:font-size="14pt" style:font-size-asian="14pt" style:font-size-complex="14pt"/>
    </style:style>
    <style:style style:name="P19" style:parent-style-name="Normal" style:family="paragraph">
      <style:text-properties fo:font-size="14pt" style:font-size-asian="14pt" style:font-size-complex="14pt"/>
    </style:style>
    <style:style style:name="P20" style:parent-style-name="ParágrafodaLista" style:list-style-name="LFO1" style:family="paragraph">
      <style:text-properties fo:font-size="14pt" style:font-size-asian="14pt" style:font-size-complex="14pt"/>
    </style:style>
    <style:style style:name="P21" style:parent-style-name="Normal" style:family="paragraph">
      <style:text-properties fo:font-size="14pt" style:font-size-asian="14pt" style:font-size-complex="14pt"/>
    </style:style>
    <style:style style:name="P22" style:parent-style-name="ParágrafodaLista" style:list-style-name="LFO1" style:family="paragraph">
      <style:text-properties fo:font-size="14pt" style:font-size-asian="14pt" style:font-size-complex="14pt"/>
    </style:style>
    <style:style style:name="P23" style:parent-style-name="Normal" style:family="paragraph">
      <style:text-properties fo:font-size="14pt" style:font-size-asian="14pt" style:font-size-complex="14pt"/>
    </style:style>
    <style:style style:name="P24" style:parent-style-name="ParágrafodaLista" style:list-style-name="LFO1" style:family="paragraph">
      <style:text-properties fo:font-size="14pt" style:font-size-asian="14pt" style:font-size-complex="14pt"/>
    </style:style>
    <style:style style:name="P25" style:parent-style-name="Normal" style:family="paragraph">
      <style:text-properties fo:font-size="14pt" style:font-size-asian="14pt" style:font-size-complex="14pt"/>
    </style:style>
    <style:style style:name="P26" style:parent-style-name="ParágrafodaLista" style:list-style-name="LFO1" style:family="paragraph"/>
    <style:style style:name="T27" style:parent-style-name="Tipodeletrapredefinidodoparágrafo" style:family="text">
      <style:text-properties fo:font-size="14pt" style:font-size-asian="14pt" style:font-size-complex="14pt"/>
    </style:style>
    <style:style style:name="P28" style:parent-style-name="ParágrafodaLista" style:list-style-name="LFO1" style:family="paragraph"/>
    <style:style style:name="P29" style:parent-style-name="ParágrafodaLista" style:list-style-name="LFO1" style:family="paragraph"/>
    <style:style style:name="T30" style:parent-style-name="Tipodeletrapredefinidodoparágrafo" style:family="text">
      <style:text-properties fo:font-size="14pt" style:font-size-asian="14pt" style:font-size-complex="14pt"/>
    </style:style>
    <style:style style:name="P31" style:parent-style-name="ParágrafodaLista" style:list-style-name="LFO1" style:family="paragraph"/>
    <style:style style:name="P32" style:parent-style-name="ParágrafodaLista" style:list-style-name="LFO1" style:family="paragraph"/>
    <style:style style:name="P33" style:parent-style-name="ParágrafodaLista" style:list-style-name="LFO1" style:family="paragraph"/>
    <style:style style:name="P34" style:parent-style-name="ParágrafodaLista" style:list-style-name="LFO1" style:family="paragraph"/>
    <style:style style:name="P35" style:parent-style-name="ParágrafodaLista" style:list-style-name="LFO1" style:family="paragraph"/>
    <style:style style:name="P36" style:parent-style-name="ParágrafodaLista" style:list-style-name="LFO1" style:family="paragraph"/>
    <style:style style:name="P37" style:parent-style-name="ParágrafodaLista" style:list-style-name="LFO1" style:family="paragraph"/>
    <style:style style:name="P38" style:parent-style-name="ParágrafodaLista" style:list-style-name="LFO1" style:family="paragraph"/>
    <style:style style:name="P39" style:parent-style-name="ParágrafodaLista" style:list-style-name="LFO1" style:family="paragraph"/>
    <style:style style:name="P40" style:parent-style-name="ParágrafodaLista" style:list-style-name="LFO1" style:family="paragraph"/>
    <style:style style:name="P41" style:parent-style-name="ParágrafodaLista" style:list-style-name="LFO1" style:family="paragraph"/>
    <style:style style:name="P42" style:parent-style-name="ParágrafodaLista" style:list-style-name="LFO1" style:family="paragraph"/>
    <style:style style:name="P43" style:parent-style-name="ParágrafodaLista" style:list-style-name="LFO1" style:family="paragraph"/>
    <style:style style:name="P44" style:parent-style-name="ParágrafodaLista" style:list-style-name="LFO1" style:family="paragraph"/>
    <style:style style:name="P45" style:parent-style-name="ParágrafodaLista" style:list-style-name="LFO1" style:family="paragraph"/>
    <style:style style:name="P46" style:parent-style-name="ParágrafodaLista" style:list-style-name="LFO1" style:family="paragraph"/>
    <style:style style:name="P47" style:parent-style-name="ParágrafodaLista" style:list-style-name="LFO1" style:family="paragraph"/>
    <style:style style:name="P48" style:parent-style-name="ParágrafodaLista" style:list-style-name="LFO1" style:family="paragraph"/>
    <style:style style:name="P49" style:parent-style-name="Normal" style:family="paragraph">
      <style:paragraph-properties fo:margin-left="0.4916in">
        <style:tab-stops/>
      </style:paragraph-properties>
    </style:style>
    <style:style style:name="P50" style:parent-style-name="ParágrafodaLista" style:list-style-name="LFO1" style:family="paragraph"/>
    <style:style style:name="P51" style:parent-style-name="ParágrafodaLista" style:list-style-name="LFO1" style:family="paragraph"/>
    <style:style style:name="P52" style:parent-style-name="ParágrafodaLista" style:list-style-name="LFO1" style:family="paragraph"/>
  </office:automatic-styles>
  <office:body>
    <office:text text:use-soft-page-breaks="true">
      <text:p text:style-name="P1"/>
      <text:p text:style-name="Normal"><text:span text:style-name="T2">Folha de Exercícios FE02</text:span></text:p>
      <text:p text:style-name="P3"/>
      <text:list text:style-name="LFO1" text:continue-numbering="true">
        <text:list-item>
          <text:p text:style-name="P4">select EMPLOYEES.SALARY from EMPLOYEES where <text:s/>EMPLOYEES.SALARY &gt; 10000;</text:p>
        </text:list-item>
      </text:list>
      <text:p text:style-name="P5"/>
      <text:list text:style-name="LFO1" text:continue-numbering="true">
        <text:list-item>
          <text:p text:style-name="P6">select EMPLOYEES.FIRST_NAME, EMPLOYEES.LAST_NAME, EMPLOYEES.HIRE_DATE from EMPLOYEES</text:p>
        </text:list-item>
      </text:list>
      <text:p text:style-name="P7">WHERE TO_CHAR(EMPLOYEES.HIRE_DATE,'YYYY') BETWEEN '2002' AND '2004' ORDER BY TO_DATE(EMPLOYEES.HIRE_DATE,'YYYY');</text:p>
      <text:p text:style-name="P8"/>
      <text:list text:style-name="LFO1" text:continue-numbering="true">
        <text:list-item>
          <text:p text:style-name="P9">select EMPLOYEES.FIRST_NAME, EMPLOYEES.LAST_NAME, EMPLOYEES.HIRE_DATE from EMPLOYEES</text:p>
        </text:list-item>
      </text:list>
      <text:p text:style-name="P10"><text:s text:c="4"/><text:tab/>WHERE EMPLOYEES.JOB_ID IN ('IT_PROG','SA_MAN');</text:p>
      <text:p text:style-name="P11"/>
      <text:list text:style-name="LFO1" text:continue-numbering="true">
        <text:list-item>
          <text:p text:style-name="P12">select * from EMPLOYEES where TO_DATE(EMPLOYEES.HIRE_DATE,'DD-MM-YYYY') &gt; TO_DATE('01-01-2008');</text:p>
        </text:list-item>
      </text:list>
      <text:p text:style-name="P13"/>
      <text:list text:style-name="LFO1" text:continue-numbering="true">
        <text:list-item>
          <text:p text:style-name="P14">SELECT * FROM EMPLOYEES WHERE EMPLOYEE_ID BETWEEN 140 AND 170;</text:p>
        </text:list-item>
      </text:list>
      <text:p text:style-name="P15"/>
      <text:list text:style-name="LFO1" text:continue-numbering="true">
        <text:list-item>
          <text:p text:style-name="P16">SELECT EMPLOYEES.LAST_NAME, EMPLOYEES.COMMISSION_PCT,EMPLOYEES.HIRE_DATE FROM EMPLOYEES WHERE EMPLOYEES.SALARY &lt; 12000;</text:p>
        </text:list-item>
      </text:list>
      <text:p text:style-name="P17"/>
      <text:list text:style-name="LFO1" text:continue-numbering="true">
        <text:list-item>
          <text:p text:style-name="P18">SELECT JOBS.JOB_ID, (JOBS.MAX_SALARY - JOBS.MIN_SALARY) FROM JOBS WHERE JOBS.MAX_SALARY BETWEEN 10000 AND 20000;</text:p>
        </text:list-item>
      </text:list>
      <text:p text:style-name="P19"/>
      <text:list text:style-name="LFO1" text:continue-numbering="true">
        <text:list-item>
          <text:p text:style-name="P20">SELECT EMPLOYEES.FIRST_NAME, EMPLOYEES.SALARY, ROUND(EMPLOYEES.SALARY,-3) FROM EMPLOYEES;</text:p>
        </text:list-item>
      </text:list>
      <text:p text:style-name="P21"/>
      <text:list text:style-name="LFO1" text:continue-numbering="true">
        <text:list-item>
          <text:p text:style-name="P22">SELECT JOBS.JOB_TITLE<text:s/>FROM JOBS ORDER BY JOBS.JOB_TITLE DESC;</text:p>
        </text:list-item>
      </text:list>
      <text:p text:style-name="P23"/>
      <text:soft-page-break/>
      <text:list text:style-name="LFO1" text:continue-numbering="true">
        <text:list-item>
          <text:p text:style-name="P24">SELECT * FROM EMPLOYEES WHERE SUBSTR(FIRST_NAME,-1) LIKE 'r' and last_name like 'J%';</text:p>
        </text:list-item>
      </text:list>
      <text:p text:style-name="P25"/>
      <text:list text:style-name="LFO1" text:continue-numbering="true">
        <text:list-item>
          <text:p text:style-name="P26"><text:span text:style-name="T27">SELECT * FROM EMPLOYEES WHERE TO_CHAR(EMPLOYEES.HIRE_DATE,'MM') LIKE '06';</text:span></text:p>
        </text:list-item>
      </text:list>
      <text:p text:style-name="ParágrafodaLista"/>
      <text:list text:style-name="LFO1" text:continue-numbering="true">
        <text:list-item>
          <text:p text:style-name="P28">SELECT * FROM EMPLOYEES WHERE COMMISSION_PCT = (null) AND SALARY BETWEEN 5000 AND 10000 AND DEPARTMENT_ID = 30;</text:p>
        </text:list-item>
      </text:list>
      <text:p text:style-name="ParágrafodaLista"/>
      <text:list text:style-name="LFO1" text:continue-numbering="true">
        <text:list-item>
          <text:p text:style-name="P29"><text:span text:style-name="T30">select concat(EMPLOYEES.FIRST_NAME,EMPLOYEES.LAST_NAME) from EMPLOYEES where TO_CHAR(EMPLOYEES.HIRE_DATE,'YYYY') LIKE TO_CHAR('2001');</text:span></text:p>
        </text:list-item>
      </text:list>
      <text:p text:style-name="ParágrafodaLista"/>
      <text:list text:style-name="LFO1" text:continue-numbering="true">
        <text:list-item>
          <text:p text:style-name="P31">SELECT JOB_TITLE, SUBSTR(JOB_TITLE,1,INSTR(JOB_TITLE,' ')-1) FROM JOBS;</text:p>
        </text:list-item>
      </text:list>
      <text:p text:style-name="ParágrafodaLista"/>
      <text:list text:style-name="LFO1" text:continue-numbering="true">
        <text:list-item>
          <text:p text:style-name="P32">SELECT FIRST_NAME, LAST_NAME FROM EMPLOYEES WHERE LAST_NAME LIKE '%___B%';</text:p>
        </text:list-item>
      </text:list>
      <text:p text:style-name="ParágrafodaLista"/>
      <text:list text:style-name="LFO1" text:continue-numbering="true">
        <text:list-item>
          <text:p text:style-name="P33">SELECT FIRST_NAME, LAST_NAME FROM EMPLOYEES WHERE TO_CHAR(HIRE_DATE,'yyyy') = '2018';</text:p>
        </text:list-item>
      </text:list>
      <text:p text:style-name="ParágrafodaLista"/>
      <text:list text:style-name="LFO1" text:continue-numbering="true">
        <text:list-item>
          <text:p text:style-name="P34">SELECT COUNT(*) FROM EMPLOYEES GROUP BY TO_CHAR(HIRE_DATE,'mm') ;</text:p>
        </text:list-item>
      </text:list>
      <text:p text:style-name="ParágrafodaLista"/>
      <text:list text:style-name="LFO1" text:continue-numbering="true">
        <text:list-item>
          <text:p text:style-name="P35">SELECT COUNT(COUNTRY_ID) FROM LOCATIONS GROUP BY COUNTRY_ID;</text:p>
        </text:list-item>
      </text:list>
      <text:p text:style-name="ParágrafodaLista"/>
      <text:list text:style-name="LFO1" text:continue-numbering="true">
        <text:list-item>
          <text:p text:style-name="P36">SELECT COUNTRY_NAME, COUNT(LOCATIONS.CITY) FROM COUNTRIES INNER JOIN LOCATIONS ON COUNTRIES.COUNTRY_ID = LOCATIONS.COUNTRY_ID GROUP BY COUNTRY_NAME</text:p>
        </text:list-item>
      </text:list>
      <text:p text:style-name="ParágrafodaLista"/>
      <text:list text:style-name="LFO1" text:continue-numbering="true">
        <text:list-item>
          <text:p text:style-name="P37">SELECT <text:s/>AVG(SALARY) FROM EMPLOYEES WHERE COMMISSION_PCT &gt;<text:s/>0 GROUP BY DEPARTMENT_ID;</text:p>
        </text:list-item>
      </text:list>
      <text:p text:style-name="ParágrafodaLista"/>
      <text:list text:style-name="LFO1" text:continue-numbering="true">
        <text:list-item>
          <text:p text:style-name="P38">INSERT INTO EMPLOYEES (EMPLOYEE_ID, LAST_NAME, EMAIL, HIRE_DATE, JOB_ID) VALUES(1000, 'CUNHA', 'CUNHA@EMAIL.COM','10-10-2020' ,'IT_PROG')</text:p>
        </text:list-item>
      </text:list>
      <text:p text:style-name="ParágrafodaLista"/>
      <text:list text:style-name="LFO1" text:continue-numbering="true">
        <text:list-item>
          <text:p text:style-name="P39">UPDATE EMPLOYEES SET SALARY = 8000 WHERE EMPLOYEE_ID = 115 AND SALARY &lt; 6000</text:p>
        </text:list-item>
      </text:list>
      <text:p text:style-name="ParágrafodaLista"/>
      <text:soft-page-break/>
      <text:list text:style-name="LFO1" text:continue-numbering="true">
        <text:list-item>
          <text:p text:style-name="P40">SELECT<text:s/>DEPARTMENT_NAME, COUNT(EMPLOYEE_ID) FROM DEPARTMENTS INNER JOIN EMPLOYEES ON EMPLOYEES.DEPARTMENT_ID = DEPARTMENTS.DEPARTMENT_ID GROUP BY DEPARTMENT_NAME</text:p>
        </text:list-item>
      </text:list>
      <text:p text:style-name="ParágrafodaLista"/>
      <text:list text:style-name="LFO1" text:continue-numbering="true">
        <text:list-item>
          <text:p text:style-name="P41">SELECT JOB_TITLE, EMPLOYEE_ID, (END_DATE - START_DATE) FROM JOB_HISTORY INNER JOIN JOBS ON JOBS.JOB_ID = JOB_HISTORY.JOB_ID WHERE DEPARTMENT_ID = 30</text:p>
        </text:list-item>
      </text:list>
      <text:p text:style-name="ParágrafodaLista"/>
      <text:list text:style-name="LFO1" text:continue-numbering="true">
        <text:list-item>
          <text:p text:style-name="P42">SELECT JOB_TITLE, DEPARTMENT_NAME, LAST_NAME, START_DATE FROM JOB_HISTORY<text:s/></text:p>
        </text:list-item>
      </text:list>
      <text:p text:style-name="ParágrafodaLista">INNER JOIN DEPARTMENTS ON DEPARTMENTS.DEPARTMENT_ID = JOB_HISTORY.DEPARTMENT_ID<text:s/></text:p>
      <text:p text:style-name="ParágrafodaLista">INNER JOIN EMPLOYEES ON EMPLOYEES.DEPARTMENT_ID = DEPARTMENTS.DEPARTMENT_ID</text:p>
      <text:p text:style-name="ParágrafodaLista">INNER JOIN JOBS ON JOBS.JOB_ID = EMPLOYEES.JOB_ID</text:p>
      <text:p text:style-name="ParágrafodaLista">WHERE TO_CHAR(START_DATE,'YYYY') BETWEEN '2000' AND '2005'</text:p>
      <text:p text:style-name="ParágrafodaLista"/>
      <text:list text:style-name="LFO1" text:continue-numbering="true">
        <text:list-item>
          <text:p text:style-name="P43">SELECT JOB_TITLE, AVG(SALARY) FROM JOBS INNER JOIN EMPLOYEES ON EMPLOYEES.JOB_ID = JOBS.JOB_ID GROUP BY JOB_TITLE</text:p>
        </text:list-item>
        <text:list-item>
          <text:p text:style-name="P44">SELECT<text:s/>FIRST_NAME, JOB_TITLE, (MAX_SALARY-SALARY) FROM JOBS INNER JOIN EMPLOYEES ON EMPLOYEES.JOB_ID = JOBS.JOB_ID</text:p>
        </text:list-item>
        <text:list-item>
          <text:p text:style-name="P45">SELECT JOB_TITLE FROM JOBS INNER JOIN EMPLOYEES ON JOBS.JOB_ID = EMPLOYEES.JOB_ID WHERE SALARY &gt; 15000</text:p>
        </text:list-item>
        <text:list-item>
          <text:p text:style-name="P46">SELECT E1.FIRST_NAME FROM EMPLOYEES E1 WHERE<text:s/>E1.HIRE_DATE &lt; (SELECT E2.HIRE_DATE FROM EMPLOYEES E2 WHERE E2.EMPLOYEE_ID = E1.MANAGER_ID);</text:p>
        </text:list-item>
        <text:list-item>
          <text:p text:style-name="P47">SELECT FIRST_NAME, COUNTRY_NAME FROM EMPLOYEES</text:p>
        </text:list-item>
      </text:list>
      <text:p text:style-name="ParágrafodaLista">INNER JOIN DEPARTMENTS ON EMPLOYEES.DEPARTMENT_ID = DEPARTMENTS.DEPARTMENT_ID</text:p>
      <text:p text:style-name="ParágrafodaLista">INNER JOIN LOCATIONS ON<text:s/>LOCATIONS.LOCATION_ID = DEPARTMENTS.LOCATION_ID</text:p>
      <text:p text:style-name="ParágrafodaLista">INNER JOIN COUNTRIES ON LOCATIONS.COUNTRY_ID = COUNTRIES.COUNTRY_ID</text:p>
      <text:list text:style-name="LFO1" text:continue-numbering="true">
        <text:list-item>
          <text:p text:style-name="P48">SELECT TO_CHAR(HIRE_DATE,'MM')FROM EMPLOYEES<text:s/></text:p>
        </text:list-item>
      </text:list>
      <text:p text:style-name="P49">INNER JOIN DEPARTMENTS ON EMPLOYEES.DEPARTMENT_ID = DEPARTMENTS.DEPARTMENT_ID</text:p>
      <text:p text:style-name="ParágrafodaLista">INNER JOIN LOCATIONS ON LOCATIONS.LOCATION_ID = DEPARTMENTS.LOCATION_ID</text:p>
      <text:p text:style-name="ParágrafodaLista">WHERE CITY LIKE 'Seattle' HAVING COUNT(EMPLOYEE_ID) &gt; 5 GROUP BY TO_CHAR(HIRE_DATE,'MM')</text:p>
      <text:list text:style-name="LFO1" text:continue-numbering="true">
        <text:list-item>
          <text:p text:style-name="P50">SELECT COUNTRIES.COUNTRY_NAME, LOCATIONS.CITY, COUNT(DEPARTMENTS.DEPARTMENT_ID) FROM EMPLOYEES<text:s/></text:p>
        </text:list-item>
      </text:list>
      <text:p text:style-name="ParágrafodaLista">INNER JOIN DEPARTMENTS ON EMPLOYEES.DEPARTMENT_ID = DEPARTMENTS.DEPARTMENT_ID</text:p>
      <text:p text:style-name="ParágrafodaLista">INNER JOIN LOCATIONS ON LOCATIONS.LOCATION_ID = DEPARTMENTS.LOCATION_ID</text:p>
      <text:p text:style-name="ParágrafodaLista">INNER JOIN COUNTRIES ON COUNTRIES.COUNTRY_ID = LOCATIONS.COUNTRY_ID</text:p>
      <text:p text:style-name="ParágrafodaLista">HAVING COUNT (EMPLOYEE_ID) &gt; 5</text:p>
      <text:soft-page-break/>
      <text:p text:style-name="ParágrafodaLista">GROUP BY<text:s/>LOCATIONS.CITY, COUNTRIES.COUNTRY_ID, COUNTRIES.COUNTRY_NAME</text:p>
      <text:p text:style-name="ParágrafodaLista"/>
      <text:list text:style-name="LFO1" text:continue-numbering="true">
        <text:list-item>
          <text:p text:style-name="P51">SELECT E1.FIRST_NAME FROM EMPLOYEES E1 WHERE E1.MANAGER_ID = (SELECT E2.EMPLOYEE_ID FROM EMPLOYEES E2 WHERE E2.EMPLOYEE_ID = E1.MANAGER_ID) HAVING COUNT(E1.EMPLOYEE_ID) &lt;5 GROUP BY E1.FIRST_NAME;</text:p>
        </text:list-item>
      </text:list>
      <text:p text:style-name="ParágrafodaLista"/>
      <text:list text:style-name="LFO1" text:continue-numbering="true">
        <text:list-item>
          <text:p text:style-name="P52">SELECT CITY from LOCATIONS inner join departments on departments.location_id = locations.location_id inner join employees on employees.department_id = departments.department_id where EMPLOYEE_ID = 105;</text:p>
        </text:list-item>
      </text:list>
      <text:p text:style-name="ParágrafodaLista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0833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4013in"/>
      </style:header-style>
      <style:footer-style>
        <style:header-footer-properties style:dynamic-spacing="true" fo:min-height="-0.5in"/>
      </style:footer-style>
    </style:page-layout>
  </office:automatic-styles>
  <office:master-styles>
    <style:master-page style:name="MP0" style:page-layout-name="PL0">
      <style:header>
        <text:p text:style-name="Cabeçalho">Francisco Oliveira<text:s/>- a78416</text:p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il Fernando Ferreira da Cunha</meta:initial-creator>
    <dc:creator>Francisco Jose Moreira Oliveira</dc:creator>
    <meta:creation-date>2018-09-28T08:33:00Z</meta:creation-date>
    <dc:date>2018-10-19T10:12:00Z</dc:date>
    <meta:template xlink:href="Normal" xlink:type="simple"/>
    <meta:editing-cycles>21</meta:editing-cycles>
    <meta:editing-duration>PT25320S</meta:editing-duration>
    <meta:document-statistic meta:page-count="4" meta:paragraph-count="9" meta:word-count="735" meta:character-count="4700" meta:row-count="33" meta:non-whitespace-character-count="3974"/>
  </office:meta>
</office:document-meta>
</file>